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5.942cm" fo:min-width="13.4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973cm" fo:min-width="1.087cm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2.67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11cm" fo:min-width="2.768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0" style:family="graphic" style:parent-style-name="objectwithoutfill">
      <style:graphic-properties svg:stroke-color="#000000" draw:marker-end="Arrow_20_large" draw:fill="none" draw:textarea-vertical-align="middle" draw:shadow-offset-x="0.203cm" draw:shadow-offset-y="0.203cm"/>
    </style:style>
    <style:style style:name="gr11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0.865cm"/>
      <style:paragraph-properties style:writing-mode="lr-tb"/>
    </style:style>
    <style:style style:name="gr13" style:family="graphic" style:parent-style-name="standard">
      <style:graphic-properties draw:stroke="none" draw:fill="none" fo:min-height="0.385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text-properties fo:font-size="11pt"/>
    </style:style>
    <style:style style:name="P3" style:family="paragraph">
      <loext:graphic-properties draw:fill="none" draw:fill-color="#ffffff"/>
      <style:text-properties fo:font-size="11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text-properties fo:font-weight="bold"/>
    </style:style>
    <style:style style:name="P11" style:family="paragraph">
      <loext:graphic-properties draw:fill="none"/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16.192cm" svg:x="11.31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87cm" svg:height="2.223cm" svg:x="13.85cm" svg:y="3.8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87cm" svg:height="2.223cm" svg:x="14.55cm" svg:y="4.1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87cm" svg:height="2.223cm" svg:x="15.35cm" svg:y="4.55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493cm" svg:height="0.953cm" svg:x="14.167cm" svg:y="7.032cm">
          <draw:text-box>
            <text:p text:style-name="P2">Views</text:p>
          </draw:text-box>
        </draw:frame>
        <draw:custom-shape draw:style-name="gr4" draw:text-style-name="P4" draw:layer="layout" svg:width="3.175cm" svg:height="0.953cm" svg:x="5.997cm" svg:y="4.497cm">
          <text:p text:style-name="P4">Controller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5" draw:text-style-name="P5" xml:id="id1" draw:id="id1" draw:layer="layout" svg:width="3.36cm" svg:height="0.953cm" svg:x="5.672cm" svg:y="2.422cm">
          <text:p text:style-name="P4"><text:span text:style-name="T1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3.226cm" svg:y1="2.939cm" svg:x2="5.672cm" svg:y2="2.898cm" draw:end-shape="id1" draw:end-glue-point="3" svg:d="M3226 2939l2446-41" svg:viewBox="0 0 2447 42">
          <text:p/>
        </draw:connector>
        <draw:frame draw:style-name="gr7" draw:text-style-name="P8" draw:layer="layout" svg:width="2.223cm" svg:height="1.115cm" svg:x="1.317cm" svg:y="2.387cm">
          <draw:text-box>
            <text:p text:style-name="P7"><text:span text:style-name="T1">Subj clicked</text:span></text:p>
          </draw:text-box>
        </draw:frame>
        <draw:frame draw:style-name="gr7" draw:text-style-name="P9" draw:layer="layout" svg:width="2.223cm" svg:height="0.683cm" svg:x="3.322cm" svg:y="2.37cm">
          <draw:text-box>
            <text:p>subj</text:p>
          </draw:text-box>
        </draw:frame>
        <draw:line draw:style-name="gr8" draw:text-style-name="P6" draw:layer="layout" svg:x1="7.35cm" svg:y1="3.408cm" svg:x2="7.35cm" svg:y2="15.473cm">
          <text:p/>
        </draw:line>
        <draw:custom-shape draw:style-name="gr5" draw:text-style-name="P5" draw:layer="layout" svg:width="3.36cm" svg:height="0.953cm" svg:x="11.673cm" svg:y="2.422cm">
          <text:p text:style-name="P4"><text:span text:style-name="T1">Base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13.351cm" svg:y1="3.408cm" svg:x2="13.351cm" svg:y2="15.473cm">
          <text:p/>
        </draw:line>
        <draw:frame draw:style-name="gr9" draw:text-style-name="P8" draw:layer="layout" svg:width="2.54cm" svg:height="0.952cm" svg:x="6.967cm" svg:y="4.175cm">
          <draw:text-box>
            <text:p text:style-name="P7"><text:span text:style-name="T1">Search</text:span></text:p>
          </draw:text-box>
        </draw:frame>
        <draw:polyline draw:style-name="gr10" draw:text-style-name="P6" draw:layer="layout" svg:width="1.652cm" svg:height="0.934cm" svg:x="7.35cm" svg:y="4.827cm" svg:viewBox="0 0 1653 935" draw:points="0,0 1653,0 1653,935 0,935">
          <text:p/>
        </draw:polyline>
        <draw:line draw:style-name="gr11" draw:text-style-name="P6" draw:layer="layout" svg:x1="7.35cm" svg:y1="7.315cm" svg:x2="13.351cm" svg:y2="7.315cm">
          <text:p/>
        </draw:line>
        <draw:frame draw:style-name="gr7" draw:text-style-name="P8" draw:layer="layout" svg:width="2.857cm" svg:height="0.683cm" svg:x="7.05cm" svg:y="6.715cm">
          <draw:text-box>
            <text:p text:style-name="P7"><text:span text:style-name="T1">(Store data)</text:span></text:p>
          </draw:text-box>
        </draw:frame>
        <draw:frame draw:style-name="gr12" draw:text-style-name="P11" draw:layer="layout" svg:width="5.479cm" svg:height="1.115cm" svg:x="7.068cm" svg:y="7.77cm">
          <draw:text-box>
            <text:p text:style-name="P10"><text:span text:style-name="T2">subj_term_data_available</text:span></text:p>
          </draw:text-box>
        </draw:frame>
        <draw:line draw:style-name="gr11" draw:text-style-name="P6" draw:layer="layout" svg:x1="7.35cm" svg:y1="8.415cm" svg:x2="13.351cm" svg:y2="8.415cm">
          <text:p/>
        </draw:line>
        <draw:frame draw:style-name="gr13" draw:text-style-name="P11" draw:layer="layout" svg:width="4.976cm" svg:height="0.683cm" svg:x="13.169cm" svg:y="8.937cm">
          <draw:text-box>
            <text:p text:style-name="P10"><text:span text:style-name="T2">generate_term_display</text:span></text:p>
          </draw:text-box>
        </draw:frame>
        <draw:polyline draw:style-name="gr10" draw:text-style-name="P6" draw:layer="layout" svg:width="4.574cm" svg:height="0.934cm" svg:x="13.349cm" svg:y="9.678cm" svg:viewBox="0 0 4575 935" draw:points="0,0 4575,0 4575,935 0,935">
          <text:p/>
        </draw:polyline>
        <draw:frame draw:style-name="gr13" draw:text-style-name="P11" draw:layer="layout" svg:width="4.976cm" svg:height="0.683cm" svg:x="13.169cm" svg:y="11.087cm">
          <draw:text-box>
            <text:p text:style-name="P10"><text:span text:style-name="T2">display_html</text:span></text:p>
          </draw:text-box>
        </draw:frame>
        <draw:polyline draw:style-name="gr10" draw:text-style-name="P6" draw:layer="layout" svg:width="4.574cm" svg:height="0.934cm" svg:x="13.349cm" svg:y="11.828cm" svg:viewBox="0 0 4575 935" draw:points="0,0 4575,0 4575,935 0,935">
          <text:p/>
        </draw:poly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8T23:41:18.492000000</meta:creation-date>
    <dc:date>2022-03-09T00:10:51.058000000</dc:date>
    <meta:editing-duration>PT19M19S</meta:editing-duration>
    <meta:editing-cycles>8</meta:editing-cycles>
    <meta:generator>LibreOffice/7.3.1.3$Windows_X86_64 LibreOffice_project/a69ca51ded25f3eefd52d7bf9a5fad8c90b87951</meta:generator>
    <meta:document-statistic meta:object-count="23"/>
  </office:meta>
</office:document-meta>
</file>